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Reader.getNodeTypeDef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TypeReader.read( InputStream xm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TypeReader.NodeTypeReader( InputStream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TypeReader.getChildNodeDef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NodeTypeReader.getPropDef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NodeTypeReader.getNodeTypeDef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NodeTypeReader.get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